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="新細明體" style:font-name-complex="新細明體"/>
    </style:style>
    <style:style style:name="T3" style:parent-style-name="預設段落字型" style:family="text">
      <style:text-properties style:font-name="新細明體" style:font-name-complex="新細明體"/>
    </style:style>
    <style:style style:name="T4" style:parent-style-name="預設段落字型" style:family="text">
      <style:text-properties style:font-name="新細明體" style:font-name-complex="新細明體"/>
    </style:style>
    <style:style style:name="T5" style:parent-style-name="預設段落字型" style:family="text">
      <style:text-properties style:font-name="新細明體" style:font-name-complex="新細明體"/>
    </style:style>
    <style:style style:name="T6" style:parent-style-name="預設段落字型" style:family="text">
      <style:text-properties style:font-name="新細明體" style:font-name-complex="新細明體"/>
    </style:style>
    <style:style style:name="P7" style:parent-style-name="內文" style:family="paragraph">
      <style:text-properties style:font-name="新細明體" style:font-name-complex="新細明體"/>
    </style:style>
    <style:style style:name="T8" style:parent-style-name="預設段落字型" style:family="text">
      <style:text-properties style:font-name="新細明體" style:font-name-complex="新細明體"/>
    </style:style>
    <style:style style:name="T9" style:parent-style-name="預設段落字型" style:family="text">
      <style:text-properties style:font-name="新細明體" style:font-name-complex="新細明體" fo:color="#00B050"/>
    </style:style>
    <style:style style:name="T10" style:parent-style-name="預設段落字型" style:family="text">
      <style:text-properties style:font-name="新細明體" style:font-name-complex="新細明體"/>
    </style:style>
    <style:style style:name="T11" style:parent-style-name="預設段落字型" style:family="text">
      <style:text-properties style:font-name="新細明體" style:font-name-complex="新細明體" fo:color="#00B050"/>
    </style:style>
    <style:style style:name="T12" style:parent-style-name="預設段落字型" style:family="text">
      <style:text-properties style:font-name="新細明體" style:font-name-complex="新細明體" fo:color="#00B050"/>
    </style:style>
    <style:style style:name="T13" style:parent-style-name="預設段落字型" style:family="text">
      <style:text-properties style:font-name="新細明體" style:font-name-complex="新細明體"/>
    </style:style>
    <style:style style:name="T14" style:parent-style-name="預設段落字型" style:family="text">
      <style:text-properties style:font-name="新細明體" style:font-name-complex="新細明體" fo:color="#FF0000"/>
    </style:style>
    <style:style style:name="T15" style:parent-style-name="預設段落字型" style:family="text">
      <style:text-properties style:font-name="新細明體" style:font-name-complex="新細明體"/>
    </style:style>
    <style:style style:name="T16" style:parent-style-name="預設段落字型" style:family="text">
      <style:text-properties style:font-name="新細明體" style:font-name-complex="新細明體" fo:color="#FF0000"/>
    </style:style>
    <style:style style:name="T17" style:parent-style-name="預設段落字型" style:family="text">
      <style:text-properties style:font-name="新細明體" style:font-name-complex="新細明體"/>
    </style:style>
    <style:style style:name="T18" style:parent-style-name="預設段落字型" style:family="text">
      <style:text-properties style:font-name="新細明體" style:font-name-complex="新細明體"/>
    </style:style>
    <style:style style:name="T19" style:parent-style-name="預設段落字型" style:family="text">
      <style:text-properties style:font-name="新細明體" style:font-name-complex="新細明體"/>
    </style:style>
    <style:style style:name="T20" style:parent-style-name="預設段落字型" style:family="text">
      <style:text-properties style:font-name="新細明體" style:font-name-complex="新細明體" fo:color="#00B050"/>
    </style:style>
    <style:style style:name="T21" style:parent-style-name="預設段落字型" style:family="text">
      <style:text-properties style:font-name="新細明體" style:font-name-complex="新細明體" fo:color="#00B050"/>
    </style:style>
    <style:style style:name="T22" style:parent-style-name="預設段落字型" style:family="text">
      <style:text-properties style:font-name="新細明體" style:font-name-complex="新細明體" fo:color="#00B050"/>
    </style:style>
    <style:style style:name="T23" style:parent-style-name="預設段落字型" style:family="text">
      <style:text-properties style:font-name="新細明體" style:font-name-complex="新細明體" fo:color="#00B050"/>
    </style:style>
    <style:style style:name="T24" style:parent-style-name="預設段落字型" style:family="text">
      <style:text-properties style:font-name="新細明體" style:font-name-complex="新細明體" fo:color="#00B050"/>
    </style:style>
    <style:style style:name="T25" style:parent-style-name="預設段落字型" style:family="text">
      <style:text-properties style:font-name="新細明體" style:font-name-complex="新細明體" fo:color="#FF0000"/>
    </style:style>
    <style:style style:name="T26" style:parent-style-name="預設段落字型" style:family="text">
      <style:text-properties style:font-name="新細明體" style:font-name-complex="新細明體"/>
    </style:style>
    <style:style style:name="T27" style:parent-style-name="預設段落字型" style:family="text">
      <style:text-properties style:font-name="新細明體" style:font-name-complex="新細明體" fo:color="#FF0000"/>
    </style:style>
    <style:style style:name="T28" style:parent-style-name="預設段落字型" style:family="text">
      <style:text-properties style:font-name="新細明體" style:font-name-complex="新細明體"/>
    </style:style>
    <style:style style:name="T29" style:parent-style-name="預設段落字型" style:family="text">
      <style:text-properties style:font-name="新細明體" style:font-name-complex="新細明體"/>
    </style:style>
    <style:style style:name="T30" style:parent-style-name="預設段落字型" style:family="text">
      <style:text-properties style:font-name="新細明體" style:font-name-complex="新細明體" fo:color="#FF0000"/>
    </style:style>
    <style:style style:name="T31" style:parent-style-name="預設段落字型" style:family="text">
      <style:text-properties style:font-name="新細明體" style:font-name-complex="新細明體"/>
    </style:style>
    <style:style style:name="T32" style:parent-style-name="預設段落字型" style:family="text">
      <style:text-properties style:font-name="新細明體" style:font-name-complex="新細明體"/>
    </style:style>
    <style:style style:name="T33" style:parent-style-name="預設段落字型" style:family="text">
      <style:text-properties style:font-name="新細明體" style:font-name-complex="新細明體"/>
    </style:style>
    <style:style style:name="T34" style:parent-style-name="預設段落字型" style:family="text">
      <style:text-properties style:font-name="新細明體" style:font-name-complex="新細明體"/>
    </style:style>
    <style:style style:name="T35" style:parent-style-name="預設段落字型" style:family="text">
      <style:text-properties style:font-name="新細明體" style:font-name-complex="新細明體"/>
    </style:style>
    <style:style style:name="T36" style:parent-style-name="預設段落字型" style:family="text">
      <style:text-properties style:font-name="新細明體" style:font-name-complex="新細明體"/>
    </style:style>
    <style:style style:name="T37" style:parent-style-name="預設段落字型" style:family="text">
      <style:text-properties style:font-name="新細明體" style:font-name-complex="新細明體"/>
    </style:style>
    <style:style style:name="T38" style:parent-style-name="預設段落字型" style:family="text">
      <style:text-properties style:font-name="新細明體" style:font-name-complex="新細明體"/>
    </style:style>
    <style:style style:name="T39" style:parent-style-name="預設段落字型" style:family="text">
      <style:text-properties style:font-name="新細明體" style:font-name-complex="新細明體"/>
    </style:style>
    <style:style style:name="T40" style:parent-style-name="預設段落字型" style:family="text">
      <style:text-properties style:font-name="新細明體" style:font-name-complex="新細明體"/>
    </style:style>
    <style:style style:name="T41" style:parent-style-name="預設段落字型" style:family="text">
      <style:text-properties style:font-name="新細明體" style:font-name-complex="新細明體"/>
    </style:style>
    <style:style style:name="T42" style:parent-style-name="預設段落字型" style:family="text">
      <style:text-properties style:font-name="新細明體" style:font-name-complex="新細明體" fo:color="#FF0000"/>
    </style:style>
    <style:style style:name="T43" style:parent-style-name="預設段落字型" style:family="text">
      <style:text-properties style:font-name="新細明體" style:font-name-complex="新細明體" fo:color="#FF0000"/>
    </style:style>
    <style:style style:name="T44" style:parent-style-name="預設段落字型" style:family="text">
      <style:text-properties style:font-name="新細明體" style:font-name-complex="新細明體" fo:color="#FF0000"/>
    </style:style>
    <style:style style:name="T45" style:parent-style-name="預設段落字型" style:family="text">
      <style:text-properties style:font-name="新細明體" style:font-name-complex="新細明體" fo:color="#FF0000"/>
    </style:style>
    <style:style style:name="T46" style:parent-style-name="預設段落字型" style:family="text">
      <style:text-properties style:font-name="新細明體" style:font-name-complex="新細明體" fo:color="#FF0000"/>
    </style:style>
    <style:style style:name="T47" style:parent-style-name="預設段落字型" style:family="text">
      <style:text-properties style:font-name="新細明體" style:font-name-complex="新細明體"/>
    </style:style>
    <style:style style:name="T48" style:parent-style-name="預設段落字型" style:family="text">
      <style:text-properties style:font-name="新細明體" style:font-name-complex="新細明體"/>
    </style:style>
    <style:style style:name="T49" style:parent-style-name="預設段落字型" style:family="text">
      <style:text-properties style:font-name="新細明體" style:font-name-complex="新細明體"/>
    </style:style>
    <style:style style:name="T50" style:parent-style-name="預設段落字型" style:family="text">
      <style:text-properties style:font-name="新細明體" style:font-name-complex="新細明體" fo:color="#FF0000"/>
    </style:style>
    <style:style style:name="T51" style:parent-style-name="預設段落字型" style:family="text">
      <style:text-properties style:font-name="新細明體" style:font-name-complex="新細明體"/>
    </style:style>
    <style:style style:name="T52" style:parent-style-name="預設段落字型" style:family="text">
      <style:text-properties style:font-name="新細明體" style:font-name-complex="新細明體"/>
    </style:style>
    <style:style style:name="T53" style:parent-style-name="預設段落字型" style:family="text">
      <style:text-properties style:font-name="新細明體" style:font-name-complex="新細明體"/>
    </style:style>
    <style:style style:name="T54" style:parent-style-name="預設段落字型" style:family="text">
      <style:text-properties style:font-name="新細明體" style:font-name-complex="新細明體"/>
    </style:style>
    <style:style style:name="T55" style:parent-style-name="預設段落字型" style:family="text">
      <style:text-properties style:font-name="新細明體" style:font-name-complex="新細明體"/>
    </style:style>
    <style:style style:name="T56" style:parent-style-name="預設段落字型" style:family="text">
      <style:text-properties style:font-name="新細明體" style:font-name-complex="新細明體"/>
    </style:style>
    <style:style style:name="T57" style:parent-style-name="預設段落字型" style:family="text">
      <style:text-properties style:font-name="新細明體" style:font-name-complex="新細明體"/>
    </style:style>
    <style:style style:name="T58" style:parent-style-name="預設段落字型" style:family="text">
      <style:text-properties style:font-name="新細明體" style:font-name-complex="新細明體" fo:color="#FF0000"/>
    </style:style>
    <style:style style:name="T59" style:parent-style-name="預設段落字型" style:family="text">
      <style:text-properties style:font-name="新細明體" style:font-name-complex="新細明體" fo:color="#FF0000"/>
    </style:style>
    <style:style style:name="T60" style:parent-style-name="預設段落字型" style:family="text">
      <style:text-properties style:font-name="新細明體" style:font-name-complex="新細明體" fo:color="#FF0000"/>
    </style:style>
    <style:style style:name="T61" style:parent-style-name="預設段落字型" style:family="text">
      <style:text-properties style:font-name="新細明體" style:font-name-complex="新細明體" fo:color="#FF0000"/>
    </style:style>
    <style:style style:name="T62" style:parent-style-name="預設段落字型" style:family="text">
      <style:text-properties style:font-name="新細明體" style:font-name-complex="新細明體"/>
    </style:style>
    <style:style style:name="T63" style:parent-style-name="預設段落字型" style:family="text">
      <style:text-properties style:font-name="新細明體" style:font-name-complex="新細明體"/>
    </style:style>
    <style:style style:name="T64" style:parent-style-name="預設段落字型" style:family="text">
      <style:text-properties style:font-name="新細明體" style:font-name-complex="新細明體"/>
    </style:style>
    <style:style style:name="T65" style:parent-style-name="預設段落字型" style:family="text">
      <style:text-properties style:font-name="新細明體" style:font-name-complex="新細明體"/>
    </style:style>
    <style:style style:name="T66" style:parent-style-name="預設段落字型" style:family="text">
      <style:text-properties style:font-name="新細明體" style:font-name-complex="新細明體"/>
    </style:style>
    <style:style style:name="T67" style:parent-style-name="預設段落字型" style:family="text">
      <style:text-properties style:font-name="新細明體" style:font-name-complex="新細明體"/>
    </style:style>
    <style:style style:name="T68" style:parent-style-name="預設段落字型" style:family="text">
      <style:text-properties style:font-name="新細明體" style:font-name-complex="新細明體"/>
    </style:style>
    <style:style style:name="T69" style:parent-style-name="預設段落字型" style:family="text">
      <style:text-properties style:font-name="新細明體" style:font-name-complex="新細明體"/>
    </style:style>
    <style:style style:name="T70" style:parent-style-name="預設段落字型" style:family="text">
      <style:text-properties style:font-name="新細明體" style:font-name-complex="新細明體"/>
    </style:style>
    <style:style style:name="T71" style:parent-style-name="預設段落字型" style:family="text">
      <style:text-properties style:font-name="新細明體" style:font-name-complex="新細明體"/>
    </style:style>
    <style:style style:name="T72" style:parent-style-name="預設段落字型" style:family="text">
      <style:text-properties style:font-name="新細明體" style:font-name-complex="新細明體"/>
    </style:style>
    <style:style style:name="T73" style:parent-style-name="預設段落字型" style:family="text">
      <style:text-properties style:font-name="新細明體" style:font-name-complex="新細明體"/>
    </style:style>
    <style:style style:name="T74" style:parent-style-name="預設段落字型" style:family="text">
      <style:text-properties style:font-name="新細明體" style:font-name-complex="新細明體"/>
    </style:style>
    <style:style style:name="T75" style:parent-style-name="預設段落字型" style:family="text">
      <style:text-properties style:font-name="新細明體" style:font-name-complex="新細明體"/>
    </style:style>
    <style:style style:name="T76" style:parent-style-name="預設段落字型" style:family="text">
      <style:text-properties style:font-name="新細明體" style:font-name-complex="新細明體"/>
    </style:style>
    <style:style style:name="T77" style:parent-style-name="預設段落字型" style:family="text">
      <style:text-properties style:font-name="新細明體" style:font-name-complex="新細明體"/>
    </style:style>
    <style:style style:name="T78" style:parent-style-name="預設段落字型" style:family="text">
      <style:text-properties style:font-name="新細明體" style:font-name-complex="新細明體"/>
    </style:style>
    <style:style style:name="T79" style:parent-style-name="預設段落字型" style:family="text">
      <style:text-properties style:font-name="新細明體" style:font-name-complex="新細明體"/>
    </style:style>
    <style:style style:name="T80" style:parent-style-name="預設段落字型" style:family="text">
      <style:text-properties style:font-name="新細明體" style:font-name-complex="新細明體"/>
    </style:style>
    <style:style style:name="T81" style:parent-style-name="預設段落字型" style:family="text">
      <style:text-properties style:font-name="新細明體" style:font-name-complex="新細明體"/>
    </style:style>
    <style:style style:name="T82" style:parent-style-name="預設段落字型" style:family="text">
      <style:text-properties style:font-name="新細明體" style:font-name-complex="新細明體"/>
    </style:style>
    <style:style style:name="T83" style:parent-style-name="預設段落字型" style:family="text">
      <style:text-properties style:font-name="新細明體" style:font-name-complex="新細明體"/>
    </style:style>
    <style:style style:name="T84" style:parent-style-name="預設段落字型" style:family="text">
      <style:text-properties style:font-name="新細明體" style:font-name-complex="新細明體"/>
    </style:style>
    <style:style style:name="T85" style:parent-style-name="預設段落字型" style:family="text">
      <style:text-properties style:font-name="新細明體" style:font-name-complex="新細明體"/>
    </style:style>
    <style:style style:name="P86" style:parent-style-name="內文" style:family="paragraph">
      <style:text-properties style:font-name="新細明體" style:font-name-complex="新細明體"/>
    </style:style>
    <style:style style:name="T87" style:parent-style-name="預設段落字型" style:family="text">
      <style:text-properties style:font-name="新細明體" style:font-name-complex="新細明體"/>
    </style:style>
    <style:style style:name="T88" style:parent-style-name="預設段落字型" style:family="text">
      <style:text-properties style:font-name="新細明體" style:font-name-complex="新細明體" fo:color="#00B050"/>
    </style:style>
    <style:style style:name="T89" style:parent-style-name="預設段落字型" style:family="text">
      <style:text-properties style:font-name="新細明體" style:font-name-complex="新細明體"/>
    </style:style>
    <style:style style:name="T90" style:parent-style-name="預設段落字型" style:family="text">
      <style:text-properties style:font-name="新細明體" style:font-name-complex="新細明體"/>
    </style:style>
    <style:style style:name="T91" style:parent-style-name="預設段落字型" style:family="text">
      <style:text-properties style:font-name="新細明體" style:font-name-complex="新細明體" fo:color="#FF0000"/>
    </style:style>
    <style:style style:name="T92" style:parent-style-name="預設段落字型" style:family="text">
      <style:text-properties style:font-name="新細明體" style:font-name-complex="新細明體"/>
    </style:style>
    <style:style style:name="T93" style:parent-style-name="預設段落字型" style:family="text">
      <style:text-properties style:font-name="新細明體" style:font-name-complex="新細明體"/>
    </style:style>
    <style:style style:name="T94" style:parent-style-name="預設段落字型" style:family="text">
      <style:text-properties style:font-name="新細明體" style:font-name-complex="新細明體"/>
    </style:style>
    <style:style style:name="T95" style:parent-style-name="預設段落字型" style:family="text">
      <style:text-properties style:font-name="新細明體" style:font-name-complex="新細明體"/>
    </style:style>
    <style:style style:name="T96" style:parent-style-name="預設段落字型" style:family="text">
      <style:text-properties style:font-name="新細明體" style:font-name-complex="新細明體"/>
    </style:style>
    <style:style style:name="T97" style:parent-style-name="預設段落字型" style:family="text">
      <style:text-properties style:font-name="新細明體" style:font-name-complex="新細明體"/>
    </style:style>
    <style:style style:name="T98" style:parent-style-name="預設段落字型" style:family="text">
      <style:text-properties style:font-name="新細明體" style:font-name-complex="新細明體"/>
    </style:style>
    <style:style style:name="T99" style:parent-style-name="預設段落字型" style:family="text">
      <style:text-properties style:font-name="新細明體" style:font-name-complex="新細明體"/>
    </style:style>
    <style:style style:name="T100" style:parent-style-name="預設段落字型" style:family="text">
      <style:text-properties style:font-name="新細明體" style:font-name-complex="新細明體"/>
    </style:style>
    <style:style style:name="T101" style:parent-style-name="預設段落字型" style:family="text">
      <style:text-properties style:font-name="新細明體" style:font-name-complex="新細明體"/>
    </style:style>
    <style:style style:name="T102" style:parent-style-name="預設段落字型" style:family="text">
      <style:text-properties style:font-name="新細明體" style:font-name-complex="新細明體"/>
    </style:style>
    <style:style style:name="T103" style:parent-style-name="預設段落字型" style:family="text">
      <style:text-properties style:font-name="新細明體" style:font-name-complex="新細明體"/>
    </style:style>
    <style:style style:name="T104" style:parent-style-name="預設段落字型" style:family="text">
      <style:text-properties style:font-name="新細明體" style:font-name-complex="新細明體"/>
    </style:style>
    <style:style style:name="T105" style:parent-style-name="預設段落字型" style:family="text">
      <style:text-properties style:font-name="新細明體" style:font-name-complex="新細明體"/>
    </style:style>
    <style:style style:name="T106" style:parent-style-name="預設段落字型" style:family="text">
      <style:text-properties style:font-name="新細明體" style:font-name-complex="新細明體"/>
    </style:style>
    <style:style style:name="T107" style:parent-style-name="預設段落字型" style:family="text">
      <style:text-properties style:font-name="新細明體" style:font-name-complex="新細明體" fo:color="#00B050"/>
    </style:style>
    <style:style style:name="T108" style:parent-style-name="預設段落字型" style:family="text">
      <style:text-properties style:font-name="新細明體" style:font-name-complex="新細明體"/>
    </style:style>
    <style:style style:name="T109" style:parent-style-name="預設段落字型" style:family="text">
      <style:text-properties style:font-name="新細明體" style:font-name-complex="新細明體" fo:color="#00B050"/>
    </style:style>
    <style:style style:name="T110" style:parent-style-name="預設段落字型" style:family="text">
      <style:text-properties style:font-name="新細明體" style:font-name-complex="新細明體"/>
    </style:style>
    <style:style style:name="T111" style:parent-style-name="預設段落字型" style:family="text">
      <style:text-properties style:font-name="新細明體" style:font-name-complex="新細明體" fo:color="#FF0000"/>
    </style:style>
    <style:style style:name="T112" style:parent-style-name="預設段落字型" style:family="text">
      <style:text-properties style:font-name="新細明體" style:font-name-complex="新細明體"/>
    </style:style>
    <style:style style:name="T113" style:parent-style-name="預設段落字型" style:family="text">
      <style:text-properties style:font-name="新細明體" style:font-name-complex="新細明體"/>
    </style:style>
    <style:style style:name="T114" style:parent-style-name="預設段落字型" style:family="text">
      <style:text-properties style:font-name="新細明體" style:font-name-complex="新細明體"/>
    </style:style>
    <style:style style:name="T115" style:parent-style-name="預設段落字型" style:family="text">
      <style:text-properties style:font-name="新細明體" style:font-name-complex="新細明體"/>
    </style:style>
    <style:style style:name="T116" style:parent-style-name="預設段落字型" style:family="text">
      <style:text-properties style:font-name="新細明體" style:font-name-complex="新細明體"/>
    </style:style>
    <style:style style:name="T117" style:parent-style-name="預設段落字型" style:family="text">
      <style:text-properties style:font-name="新細明體" style:font-name-complex="新細明體"/>
    </style:style>
    <style:style style:name="T118" style:parent-style-name="預設段落字型" style:family="text">
      <style:text-properties style:font-name="新細明體" style:font-name-complex="新細明體"/>
    </style:style>
    <style:style style:name="T119" style:parent-style-name="預設段落字型" style:family="text">
      <style:text-properties style:font-name="新細明體" style:font-name-complex="新細明體"/>
    </style:style>
    <style:style style:name="T120" style:parent-style-name="預設段落字型" style:family="text">
      <style:text-properties style:font-name="新細明體" style:font-name-complex="新細明體" fo:color="#00B050"/>
    </style:style>
    <style:style style:name="T121" style:parent-style-name="預設段落字型" style:family="text">
      <style:text-properties style:font-name="新細明體" style:font-name-complex="新細明體"/>
    </style:style>
    <style:style style:name="T122" style:parent-style-name="預設段落字型" style:family="text">
      <style:text-properties style:font-name="新細明體" style:font-name-complex="新細明體" fo:color="#00B050"/>
    </style:style>
    <style:style style:name="T123" style:parent-style-name="預設段落字型" style:family="text">
      <style:text-properties style:font-name="新細明體" style:font-name-complex="新細明體"/>
    </style:style>
    <style:style style:name="T124" style:parent-style-name="預設段落字型" style:family="text">
      <style:text-properties style:font-name="新細明體" style:font-name-complex="新細明體" fo:color="#FF0000"/>
    </style:style>
    <style:style style:name="T125" style:parent-style-name="預設段落字型" style:family="text">
      <style:text-properties style:font-name="新細明體" style:font-name-complex="新細明體"/>
    </style:style>
    <style:style style:name="T126" style:parent-style-name="預設段落字型" style:family="text">
      <style:text-properties style:font-name="新細明體" style:font-name-complex="新細明體"/>
    </style:style>
    <style:style style:name="T127" style:parent-style-name="預設段落字型" style:family="text">
      <style:text-properties style:font-name="新細明體" style:font-name-complex="新細明體"/>
    </style:style>
    <style:style style:name="T128" style:parent-style-name="預設段落字型" style:family="text">
      <style:text-properties style:font-name="新細明體" style:font-name-complex="新細明體"/>
    </style:style>
  </office:automatic-styles>
  <office:body>
    <office:text text:use-soft-page-breaks="true">
      <text:p text:style-name="P1"><text:span text:style-name="T2">&lt;!DOCTYPE html&gt;</text:span></text:p>
      <text:p text:style-name="內文"><text:span text:style-name="T3">&lt;html lang="zh-TW"&gt;</text:span></text:p>
      <text:p text:style-name="內文"><text:span text:style-name="T4">&lt;head&gt;</text:span></text:p>
      <text:p text:style-name="內文"><text:span text:style-name="T5"><text:s text:c="2"/>&lt;meta charset="UTF-8"&gt;</text:span></text:p>
      <text:p text:style-name="內文"><text:span text:style-name="T6"><text:s text:c="2"/>&lt;meta name="viewport" content="width=device-width, initial-scale=1" /&gt;</text:span></text:p>
      <text:p text:style-name="P7">&lt;!--自訂標籤--&gt;</text:p>
      <text:p text:style-name="內文"><text:span text:style-name="T8">自訂客製化區塊</text:span><text:span text:style-name="T9">{% block<text:s/></text:span><text:span text:style-name="T10">XXX</text:span><text:span text:style-name="T11">%}{%<text:s/></text:span><text:span text:style-name="T12">endblock %}</text:span></text:p>
      <text:p text:style-name="內文"><text:span text:style-name="T13"><text:s text:c="2"/>&lt;title&gt;</text:span><text:span text:style-name="T14">{% block<text:s/></text:span><text:span text:style-name="T15">title</text:span><text:span text:style-name="T16"><text:s/>%}{% endblock %}</text:span><text:span text:style-name="T17">&lt;/title&gt;</text:span></text:p>
      <text:p text:style-name="內文"><text:span text:style-name="T18"><text:s text:c="2"/></text:span></text:p>
      <text:p text:style-name="內文"><text:span text:style-name="T19"><text:s text:c="2"/></text:span><text:span text:style-name="T20">&lt;!--<text:s/></text:span><text:span text:style-name="T21">要用雙括號包住才能使用</text:span><text:span text:style-name="T22">url_for(Jinja2<text:s/></text:span><text:span text:style-name="T23">的函數</text:span><text:span text:style-name="T24">)--&gt;</text:span></text:p>
      <text:p text:style-name="內文"><text:span text:style-name="T25">模板一定要使用絕對路徑</text:span></text:p>
      <text:p text:style-name="內文"><text:span text:style-name="T26"><text:s text:c="2"/>&lt;link rel="icon" href="</text:span><text:span text:style-name="T27">{{</text:span><text:span text:style-name="T28"><text:s/>url_for('static', filename='</text:span><text:s/><text:span text:style-name="T29">C:\Users\user\Desktop\heroku\static\imgg/aygz.ico')</text:span><text:span text:style-name="T30">}}</text:span><text:span text:style-name="T31">"&gt;</text:span></text:p>
      <text:p text:style-name="內文"><text:span text:style-name="T32"><text:s/></text:span></text:p>
      <text:p text:style-name="內文"><text:span text:style-name="T33"><text:s/>&lt;!-- googleFont</text:span><text:span text:style-name="T34">字體所提供的樣式</text:span><text:span text:style-name="T35">連結</text:span><text:span text:style-name="T36">--&gt;</text:span></text:p>
      <text:p text:style-name="內文"><text:span text:style-name="T37"><text:s text:c="2"/>&lt;link rel="preconnect" href="https://fonts.gstatic.com"&gt;</text:span></text:p>
      <text:p text:style-name="內文"><text:span text:style-name="T38"><text:s text:c="2"/>&lt;link href="https://fonts.googleapis.com/css2?family=Noto+Serif+TC:wght@200&amp;display=swap" rel="stylesheet"&gt;</text:span></text:p>
      <text:p text:style-name="內文"><text:span text:style-name="T39"><text:s text:c="2"/>&lt;link href="https://fonts.googleapis.com/css2?family=Audiowide&amp;family=Noto+Seri</text:span><text:span text:style-name="T40">f+TC:wght@200&amp;display=swap" rel="stylesheet"&gt;</text:span></text:p>
      <text:p text:style-name="內文"><text:span text:style-name="T41"><text:s text:c="4"/>&lt;!--<text:s/></text:span><text:span text:style-name="T42">googleFont</text:span><text:span text:style-name="T43">字體所提供的</text:span><text:span text:style-name="T44">css</text:span><text:span text:style-name="T45">參數</text:span><text:span text:style-name="T46"><text:s/></text:span><text:span text:style-name="T47">將以</text:span><text:span text:style-name="T48">style</text:span><text:span text:style-name="T49">標籤其</text:span><text:span text:style-name="T50">套用</text:span><text:span text:style-name="T51">到所需範圍</text:span><text:span text:style-name="T52">--&gt;</text:span></text:p>
      <text:p text:style-name="內文"><text:span text:style-name="T53"><text:s text:c="2"/>&lt;style&gt;div{font-family: 'Noto Serif TC', serif;}</text:span></text:p>
      <text:p text:style-name="內文"><text:span text:style-name="T54"><text:s text:c="14"/>div.jumbotron{font-family: 'Audiowide', cursive;}</text:span></text:p>
      <text:p text:style-name="內文"><text:span text:style-name="T55">&lt;/style&gt;</text:span></text:p>
      <text:p text:style-name="內文"/>
      <text:p text:style-name="內文"><text:span text:style-name="T56"><text:s text:c="4"/>&lt;!--<text:s/></text:span><text:span text:style-name="T57">引入</text:span><text:span text:style-name="T58">FontAwesome</text:span><text:span text:style-name="T59">使用</text:span><text:span text:style-name="T60">Icon</text:span><text:span text:style-name="T61">文字</text:span><text:span text:style-name="T62">--&gt;</text:span></text:p>
      <text:p text:style-name="內文"><text:span text:style-name="T63">&lt;link rel="stylesheet" href="https://cdnjs.cloudflare.com/ajax/libs/font-awesome/5.11.2/css/all.css"&gt;</text:span></text:p>
      <text:p text:style-name="內文"/>
      <text:p text:style-name="內文"><text:span text:style-name="T64"><text:s text:c="2"/>&lt;link rel="stylesheet" href="https://stackpath.bootstrapcdn.com/bootstrap/4.3.1/css/bootstrap.min.css" integrity="sha384-ggOyR0iXCbMQv3Xipma34MD+dH/1f</text:span><text:span text:style-name="T65">Q784/j6cY/iJTQUOhcWr7x9JvoRxT2MZw1T" crossorigin="anonymous"&gt;</text:span></text:p>
      <text:p text:style-name="內文"/>
      <text:p text:style-name="內文"><text:span text:style-name="T66">&lt;/head&gt;</text:span></text:p>
      <text:p text:style-name="內文"><text:span text:style-name="T67">&lt;body&gt;</text:span></text:p>
      <text:p text:style-name="內文"/>
      <text:p text:style-name="內文"><text:span text:style-name="T68"><text:s/>&lt;!-- class</text:span><text:span text:style-name="T69">可再增加</text:span><text:span text:style-name="T70"><text:s/></text:span><text:span text:style-name="T71">例如</text:span><text:span text:style-name="T72">bg-dirty-purple --&gt;</text:span></text:p>
      <text:p text:style-name="內文"><text:span text:style-name="T73">&lt;nav class="navbar navbar-expand-md bg-dark navbar-dark"&gt;</text:span></text:p>
      <text:p text:style-name="內文"/>
      <text:p text:style-name="內文"><text:span text:style-name="T74"><text:s text:c="2"/>&lt;!--<text:s/></text:span><text:span text:style-name="T75">宣告一個可折疊的按鈕</text:span><text:span text:style-name="T76"><text:s/>--&gt;</text:span></text:p>
      <text:p text:style-name="內文"><text:span text:style-name="T77"><text:s text:c="2"/>&lt;button class="navbar-toggler" type="button"<text:s/></text:span><text:span text:style-name="T78">data-toggle="collapse" data-target="#collapsibleNavbar"&gt;</text:span></text:p>
      <text:p text:style-name="內文"><text:span text:style-name="T79"><text:s text:c="4"/>&lt;span class="navbar-toggler-icon"&gt;&lt;/span&gt;</text:span></text:p>
      <text:p text:style-name="內文"><text:span text:style-name="T80"><text:s text:c="2"/>&lt;/button&gt;</text:span></text:p>
      <text:p text:style-name="內文"/>
      <text:p text:style-name="內文"><text:span text:style-name="T81"><text:s text:c="2"/>&lt;!--<text:s/></text:span><text:span text:style-name="T82">導覽列</text:span><text:span text:style-name="T83"><text:s/>--&gt;</text:span></text:p>
      <text:p text:style-name="內文"><text:span text:style-name="T84"><text:s text:c="2"/>&lt;div class="collapse navbar-collapse" id="collapsibleNavbar"&gt;</text:span></text:p>
      <text:p text:style-name="內文"><text:span text:style-name="T85"><text:s text:c="4"/>&lt;ul class="navbar-nav"&gt;</text:span></text:p>
      <text:p text:style-name="P86"><text:s text:c="6"/>&lt;li class="nav-item"&gt;</text:p>
      <text:p text:style-name="內文"><text:span text:style-name="T87"><text:tab/></text:span><text:span text:style-name="T88">裡面放url而不是本機上的檔案位置</text:span></text:p>
      <text:p text:style-name="內文"><text:span text:style-name="T89"><text:s text:c="5"/></text:span><text:span text:style-name="T90"><text:s text:c="3"/>&lt;a class="nav-link" href="</text:span><text:span text:style-name="T91">/test</text:span><text:span text:style-name="T92">"&gt;Link&lt;/a&gt;</text:span></text:p>
      <text:p text:style-name="內文"><text:span text:style-name="T93"><text:s text:c="6"/>&lt;/li&gt;</text:span></text:p>
      <text:p text:style-name="內文"><text:span text:style-name="T94"><text:s text:c="6"/>&lt;li class="nav-item"&gt;</text:span></text:p>
      <text:p text:style-name="內文"><text:span text:style-name="T95"><text:s text:c="3"/></text:span><text:span text:style-name="T96"><text:s text:c="5"/>&lt;a class="nav-link" href="</text:span><text:span text:style-name="T97">/</text:span><text:span text:style-name="T98">"&gt;Link&lt;/a&gt;</text:span></text:p>
      <text:p text:style-name="內文"><text:span text:style-name="T99"><text:s text:c="6"/>&lt;/li&gt;</text:span></text:p>
      <text:p text:style-name="內文"><text:span text:style-name="T100"><text:s text:c="6"/>&lt;li class="nav-item"&gt;</text:span></text:p>
      <text:p text:style-name="內文"><text:span text:style-name="T101"><text:s text:c="8"/>&lt;a class="nav-link" href="#"&gt;Link&lt;/a&gt;</text:span></text:p>
      <text:p text:style-name="內文"><text:span text:style-name="T102"><text:s text:c="6"/>&lt;/li&gt;</text:span></text:p>
      <text:p text:style-name="內文"><text:span text:style-name="T103"><text:s text:c="4"/>&lt;/ul&gt;</text:span></text:p>
      <text:p text:style-name="內文"><text:span text:style-name="T104"><text:s text:c="2"/>&lt;/div&gt;</text:span></text:p>
      <text:p text:style-name="內文"><text:span text:style-name="T105">&lt;/nav&gt;</text:span></text:p>
      <text:p text:style-name="內文"/>
      <text:p text:style-name="內文"><text:span text:style-name="T106">自訂客製化區塊</text:span><text:span text:style-name="T107">{% block<text:s/></text:span><text:span text:style-name="T108">XXX</text:span><text:span text:style-name="T109">%}{% endblock %}</text:span></text:p>
      <text:p text:style-name="內文"><text:span text:style-name="T110">&lt;main&gt;</text:span><text:span text:style-name="T111">{% block main %}{% endblock %}</text:span><text:span text:style-name="T112">&lt;/main&gt;</text:span></text:p>
      <text:p text:style-name="內文"/>
      <text:p text:style-name="內文"><text:span text:style-name="T113"><text:s text:c="2"/>&lt;script src="https://code.jquery.com/jquery-3.3.1.slim.min.js" integrity="sha384-q8i/X+965DzO0rT7abK41JStQIAqVgRVzpbzo5smXKp4YfRvH+8abtTE1Pi6jizo" crossorigin="anonymous"&gt;&lt;/</text:span><text:span text:style-name="T114">script&gt;</text:span></text:p>
      <text:p text:style-name="內文"><text:span text:style-name="T115"><text:s text:c="2"/>&lt;script src="https://cdnjs.cloudflare.com/ajax/libs/popper.js/1.14.7/umd/popper.min.js" integrity="sha384-UO2eT0CpHqdSJQ6hJty5KVphtPhzWj9WO1clHTMGa3JDZwrnQq4sF86dIHNDz0W1" crossorigin="anonymous"&gt;&lt;/script&gt;</text:span></text:p>
      <text:p text:style-name="內文"><text:span text:style-name="T116"><text:s text:c="2"/>&lt;script src="https://stackpath.bootstr</text:span><text:span text:style-name="T117">apcdn.com/bootstrap/4.3.1/js/bootstrap.min.js"<text:s/></text:span><text:soft-page-break/><text:span text:style-name="T118">integrity="sha384-JjSmVgyd0p3pXB1rRibZUAYoIIy6OrQ6VrjIEaFf/nJGzIxFDsf4x0xIM+B07jRM" crossorigin="anonymous"&gt;&lt;/script&gt;</text:span></text:p>
      <text:p text:style-name="內文"/>
      <text:p text:style-name="內文"><text:span text:style-name="T119">自訂客製化區塊</text:span><text:span text:style-name="T120">{% block<text:s/></text:span><text:span text:style-name="T121">XXX</text:span><text:span text:style-name="T122">%}{% endblock %}</text:span></text:p>
      <text:p text:style-name="內文"><text:span text:style-name="T123">&lt;footer&gt;</text:span><text:span text:style-name="T124"><text:s/>{% block end %}{% endblock %}</text:span><text:span text:style-name="T125">&lt;/footer&gt;</text:span></text:p>
      <text:p text:style-name="內文"/>
      <text:p text:style-name="內文"><text:span text:style-name="T126">&lt;/bod</text:span><text:span text:style-name="T127">y&gt;</text:span></text:p>
      <text:p text:style-name="內文"><text:span text:style-name="T128">&lt;/html&gt;</text:span></text:p>
      <text:p text:style-name="內文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er</dc:creator>
    <meta:creation-date>2021-01-07T06:18:00Z</meta:creation-date>
    <dc:date>2021-01-07T06:37:00Z</dc:date>
    <meta:template xlink:href="Normal" xlink:type="simple"/>
    <meta:editing-cycles>3</meta:editing-cycles>
    <meta:editing-duration>PT480S</meta:editing-duration>
    <meta:document-statistic meta:page-count="3" meta:paragraph-count="5" meta:word-count="411" meta:character-count="2753" meta:row-count="19" meta:non-whitespace-character-count="2347"/>
  </office:meta>
</office:document-meta>
</file>